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4000000040D24F4364.png"/>
  <manifest:file-entry manifest:media-type="image/png" manifest:full-path="Pictures/10000201000000400000004012C3D263.png"/>
  <manifest:file-entry manifest:media-type="image/png" manifest:full-path="Pictures/1000020100000040000000409C56742A.png"/>
  <manifest:file-entry manifest:media-type="image/png" manifest:full-path="Pictures/100002010000004000000040FEF9E253.png"/>
  <manifest:file-entry manifest:media-type="image/png" manifest:full-path="Pictures/100002010000004000000040FE68A6DF.png"/>
  <manifest:file-entry manifest:media-type="image/png" manifest:full-path="Pictures/1000020100000040000000408ED862F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808080" draw:marker-start-width="0.275cm" draw:marker-end-width="0.275cm" draw:fill="gradient" draw:fill-gradient-name="Gradient_20_7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808080" draw:marker-start-width="0.275cm" draw:marker-end-width="0.275cm" draw:fill="gradient" draw:fill-gradient-name="Light_20_gray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3cm" fo:min-width="0cm"/>
    </style:style>
    <style:style style:name="gr7" style:family="graphic" style:parent-style-name="standard">
      <style:graphic-properties svg:stroke-width="0.05cm" draw:marker-start="Arrow" draw:marker-start-width="0.3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measure">
      <style:graphic-properties svg:stroke-width="0.05cm" draw:marker-start-width="0.275cm" draw:marker-end-width="0.275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  <style:text-properties fo:font-size="14pt" fo:font-style="italic" style:font-size-asian="18pt" style:font-size-complex="18pt"/>
    </style:style>
    <style:style style:name="P4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14pt" fo:font-style="italic" style:font-size-asian="18pt" style:font-size-complex="18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24.5cm" svg:height="10.556cm" svg:x="1.2cm" svg:y="10.444cm">
          <text:p text:style-name="P2"/>
          <draw:enhanced-geometry svg:viewBox="0 0 21600 21600" draw:mirror-horizontal="false" draw:mirror-vertical="false" draw:path-stretchpoint-x="10800" draw:path-stretchpoint-y="10800" draw:text-areas="?f3 ?f4 ?f5 ?f6" draw:type="round-rectangle" draw:modifiers="1059.545935772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4.5cm" svg:height="8.5cm" svg:x="12.4cm" svg:y="0.1cm">
          <text:p text:style-name="P2"/>
          <draw:enhanced-geometry svg:viewBox="0 0 21600 21600" draw:mirror-horizontal="false" draw:mirror-vertical="false" draw:path-stretchpoint-x="10800" draw:path-stretchpoint-y="10800" draw:text-areas="?f3 ?f4 ?f5 ?f6" draw:type="round-rectangle" draw:modifiers="1059.545935772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1.5cm" svg:height="8.5cm" svg:x="0.1cm" svg:y="0.1cm">
          <text:p text:style-name="P2"/>
          <draw:enhanced-geometry svg:viewBox="0 0 21600 21600" draw:path-stretchpoint-x="10800" draw:path-stretchpoint-y="10800" draw:text-areas="?f3 ?f4 ?f5 ?f6" draw:type="round-rectangle" draw:modifiers="1059.545935772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0" draw:layer="layout" svg:width="5.5cm" svg:height="3.5cm" svg:x="19.7cm" svg:y="17.019cm">
          <text:p text:style-name="P2"/>
          <draw:enhanced-geometry svg:viewBox="0 0 21600 21600" draw:path-stretchpoint-x="10800" draw:path-stretchpoint-y="10800" draw:text-areas="?f3 ?f4 ?f5 ?f6" draw:type="round-rectangle" draw:modifiers="2744.990002221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9" draw:layer="layout" svg:width="5.5cm" svg:height="3.5cm" svg:x="19.7cm" svg:y="12.419cm">
          <text:p text:style-name="P2"/>
          <draw:enhanced-geometry svg:viewBox="0 0 21600 21600" draw:path-stretchpoint-x="10800" draw:path-stretchpoint-y="10800" draw:text-areas="?f3 ?f4 ?f5 ?f6" draw:type="round-rectangle" draw:modifiers="2744.990002221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8" draw:layer="layout" svg:width="5cm" svg:height="3.5cm" svg:x="10.053cm" svg:y="14.719cm">
          <text:p text:style-name="P2"/>
          <draw:enhanced-geometry svg:viewBox="0 0 21600 21600" draw:path-stretchpoint-x="10800" draw:path-stretchpoint-y="10800" draw:text-areas="?f3 ?f4 ?f5 ?f6" draw:type="round-rectangle" draw:modifiers="2744.990002221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2" draw:layer="layout" svg:width="5.5cm" svg:height="6.5cm" svg:x="0.6cm" svg:y="1.408cm">
          <text:p text:style-name="P2"/>
          <draw:enhanced-geometry svg:viewBox="0 0 21600 21600" draw:path-stretchpoint-x="10800" draw:path-stretchpoint-y="10800" draw:text-areas="?f3 ?f4 ?f5 ?f6" draw:type="round-rectangle" draw:modifiers="1794.437375022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.692cm" svg:height="1.692cm" svg:x="1.251cm" svg:y="4.908cm">
          <draw:image xlink:href="Pictures/1000020100000040000000409C56742A.png" xlink:type="simple" xlink:show="embed" xlink:actuate="onLoad">
            <text:p text:style-name="P2"/>
          </draw:image>
        </draw:frame>
        <draw:frame draw:style-name="gr3" draw:text-style-name="P1" draw:id="id1" draw:layer="layout" svg:width="1.692cm" svg:height="1.692cm" svg:x="9.408cm" svg:y="1.408cm">
          <draw:image xlink:href="Pictures/100002010000004000000040FE68A6DF.png" xlink:type="simple" xlink:show="embed" xlink:actuate="onLoad">
            <text:p text:style-name="P2"/>
          </draw:image>
        </draw:frame>
        <draw:frame draw:style-name="gr3" draw:text-style-name="P1" draw:layer="layout" svg:width="1.692cm" svg:height="1.692cm" svg:x="1.251cm" svg:y="1.908cm">
          <draw:image xlink:href="Pictures/1000020100000040000000408ED862FB.png" xlink:type="simple" xlink:show="embed" xlink:actuate="onLoad">
            <text:p text:style-name="P2"/>
          </draw:image>
        </draw:frame>
        <draw:frame draw:style-name="gr4" draw:layer="layout" svg:width="4.549cm" svg:height="0.963cm" svg:x="1.051cm" svg:y="3.6cm">
          <draw:text-box>
            <text:p text:style-name="P2">Business logic</text:p>
          </draw:text-box>
        </draw:frame>
        <draw:frame draw:style-name="gr4" draw:layer="layout" svg:width="1.84cm" svg:height="0.963cm" svg:x="1.151cm" svg:y="6.637cm">
          <draw:text-box>
            <text:p text:style-name="P2">Data</text:p>
          </draw:text-box>
        </draw:frame>
        <draw:frame draw:style-name="gr4" draw:layer="layout" svg:width="3.495cm" svg:height="0.963cm" svg:x="1.605cm" svg:y="0.408cm">
          <draw:text-box>
            <text:p text:style-name="P2">Mainframe</text:p>
          </draw:text-box>
        </draw:frame>
        <draw:frame draw:style-name="gr3" draw:text-style-name="P1" draw:id="id3" draw:layer="layout" svg:width="1.692cm" svg:height="1.692cm" svg:x="9.408cm" svg:y="3.812cm">
          <draw:image xlink:href="Pictures/100002010000004000000040FE68A6DF.png" xlink:type="simple" xlink:show="embed" xlink:actuate="onLoad">
            <text:p text:style-name="P2"/>
          </draw:image>
        </draw:frame>
        <draw:frame draw:style-name="gr3" draw:text-style-name="P1" draw:id="id4" draw:layer="layout" svg:width="1.692cm" svg:height="1.692cm" svg:x="9.408cm" svg:y="6.408cm">
          <draw:image xlink:href="Pictures/100002010000004000000040FE68A6DF.png" xlink:type="simple" xlink:show="embed" xlink:actuate="onLoad">
            <text:p text:style-name="P2"/>
          </draw:image>
        </draw:frame>
        <draw:frame draw:style-name="gr4" draw:layer="layout" svg:width="3.216cm" svg:height="0.963cm" svg:x="7.984cm" svg:y="0.408cm">
          <draw:text-box>
            <text:p text:style-name="P2">Terminals</text:p>
          </draw:text-box>
        </draw:frame>
        <draw:connector draw:style-name="gr5" draw:text-style-name="P1" draw:layer="layout" draw:type="lines" svg:x1="9.408cm" svg:y1="2.254cm" svg:x2="6.1cm" svg:y2="4.658cm" draw:start-shape="id1" draw:start-glue-point="3" draw:end-shape="id2">
          <text:p text:style-name="P2"/>
        </draw:connector>
        <draw:connector draw:style-name="gr5" draw:text-style-name="P1" draw:layer="layout" draw:type="lines" svg:x1="9.408cm" svg:y1="4.658cm" svg:x2="6.1cm" svg:y2="4.658cm" draw:start-shape="id3" draw:end-shape="id2" draw:end-glue-point="1">
          <text:p text:style-name="P2"/>
        </draw:connector>
        <draw:connector draw:style-name="gr5" draw:text-style-name="P1" draw:layer="layout" draw:type="lines" svg:x1="9.408cm" svg:y1="7.254cm" svg:x2="6.1cm" svg:y2="4.658cm" draw:start-shape="id4" draw:start-glue-point="3" draw:end-shape="id2">
          <text:p text:style-name="P2"/>
        </draw:connector>
        <draw:custom-shape draw:style-name="gr2" draw:text-style-name="P1" draw:id="id5" draw:layer="layout" svg:width="4.5cm" svg:height="6.5cm" svg:x="12.9cm" svg:y="1.363cm">
          <text:p text:style-name="P2"/>
          <draw:enhanced-geometry svg:viewBox="0 0 21600 21600" draw:mirror-horizontal="false" draw:mirror-vertical="false" draw:path-stretchpoint-x="10800" draw:path-stretchpoint-y="10800" draw:text-areas="?f3 ?f4 ?f5 ?f6" draw:type="round-rectangle" draw:modifiers="2744.990002221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.692cm" svg:height="1.692cm" svg:x="13.524cm" svg:y="4.871cm">
          <draw:image xlink:href="Pictures/1000020100000040000000409C56742A.png" xlink:type="simple" xlink:show="embed" xlink:actuate="onLoad">
            <text:p text:style-name="P2"/>
          </draw:image>
        </draw:frame>
        <draw:frame draw:style-name="gr6" draw:text-style-name="P2" draw:layer="layout" svg:width="3.529cm" svg:height="1.023cm" svg:x="13.202cm" svg:y="6.6cm">
          <draw:text-box>
            <text:p text:style-name="P2">Databases</text:p>
          </draw:text-box>
        </draw:frame>
        <draw:custom-shape draw:style-name="gr2" draw:text-style-name="P1" draw:id="id6" draw:layer="layout" svg:width="6.5cm" svg:height="6.5cm" svg:x="19.9cm" svg:y="1.363cm">
          <text:p text:style-name="P2"/>
          <draw:enhanced-geometry svg:viewBox="0 0 21600 21600" draw:mirror-horizontal="false" draw:mirror-vertical="false" draw:path-stretchpoint-x="10800" draw:path-stretchpoint-y="10800" draw:text-areas="?f3 ?f4 ?f5 ?f6" draw:type="round-rectangle" draw:modifiers="1794.437375022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.692cm" svg:height="1.692cm" svg:x="20.659cm" svg:y="4.671cm">
          <draw:image xlink:href="Pictures/1000020100000040000000408ED862FB.png" xlink:type="simple" xlink:show="embed" xlink:actuate="onLoad">
            <text:p text:style-name="P2"/>
          </draw:image>
        </draw:frame>
        <draw:frame draw:style-name="gr6" draw:text-style-name="P2" draw:layer="layout" svg:width="4.549cm" svg:height="1.023cm" svg:x="20.351cm" svg:y="6.4cm">
          <draw:text-box>
            <text:p text:style-name="P2">Business logic</text:p>
          </draw:text-box>
        </draw:frame>
        <draw:frame draw:style-name="gr3" draw:text-style-name="P1" draw:layer="layout" svg:width="1.692cm" svg:height="1.692cm" svg:x="20.708cm" svg:y="1.671cm">
          <draw:image xlink:href="Pictures/10000201000000400000004012C3D263.png" xlink:type="simple" xlink:show="embed" xlink:actuate="onLoad">
            <text:p text:style-name="P2"/>
          </draw:image>
        </draw:frame>
        <draw:frame draw:style-name="gr6" draw:text-style-name="P2" draw:layer="layout" svg:width="5.819cm" svg:height="1.023cm" svg:x="20.351cm" svg:y="3.4cm">
          <draw:text-box>
            <text:p text:style-name="P2">Graphical interface</text:p>
          </draw:text-box>
        </draw:frame>
        <draw:frame draw:style-name="gr3" draw:text-style-name="P1" draw:layer="layout" svg:width="1.692cm" svg:height="1.692cm" svg:x="13.539cm" svg:y="1.679cm">
          <draw:image xlink:href="Pictures/100002010000004000000040FEF9E253.png" xlink:type="simple" xlink:show="embed" xlink:actuate="onLoad">
            <text:p text:style-name="P2"/>
          </draw:image>
        </draw:frame>
        <draw:frame draw:style-name="gr6" draw:text-style-name="P2" draw:layer="layout" svg:width="4.198cm" svg:height="1.023cm" svg:x="13.202cm" svg:y="3.408cm">
          <draw:text-box>
            <text:p text:style-name="P2">Remote logic</text:p>
          </draw:text-box>
        </draw:frame>
        <draw:frame draw:style-name="gr6" draw:text-style-name="P2" draw:layer="layout" svg:width="2.369cm" svg:height="1.023cm" svg:x="13.9cm" svg:y="0.4cm">
          <draw:text-box>
            <text:p text:style-name="P2">Server</text:p>
          </draw:text-box>
        </draw:frame>
        <draw:frame draw:style-name="gr6" draw:text-style-name="P2" draw:layer="layout" svg:width="2.437cm" svg:height="1.023cm" svg:x="21.9cm" svg:y="0.4cm">
          <draw:text-box>
            <text:p text:style-name="P2">Clients</text:p>
          </draw:text-box>
        </draw:frame>
        <draw:connector draw:style-name="gr7" draw:text-style-name="P1" draw:layer="layout" draw:type="curve" svg:x1="17.4cm" svg:y1="4.613cm" svg:x2="19.9cm" svg:y2="4.613cm" draw:start-shape="id5" draw:start-glue-point="1" draw:end-shape="id6" draw:end-glue-point="3">
          <text:p text:style-name="P2"/>
        </draw:connector>
        <draw:custom-shape draw:style-name="gr2" draw:text-style-name="P1" draw:id="id7" draw:layer="layout" svg:width="4.5cm" svg:height="3.5cm" svg:x="1.684cm" svg:y="14.719cm">
          <text:p text:style-name="P2"/>
          <draw:enhanced-geometry svg:viewBox="0 0 21600 21600" draw:path-stretchpoint-x="10800" draw:path-stretchpoint-y="10800" draw:text-areas="?f3 ?f4 ?f5 ?f6" draw:type="round-rectangle" draw:modifiers="2744.990002221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.692cm" svg:height="1.692cm" svg:x="3.088cm" svg:y="15.527cm">
          <draw:image xlink:href="Pictures/1000020100000040000000409C56742A.png" xlink:type="simple" xlink:show="embed" xlink:actuate="onLoad">
            <text:p text:style-name="P2"/>
          </draw:image>
        </draw:frame>
        <draw:frame draw:style-name="gr4" draw:layer="layout" svg:width="5.468cm" svg:height="0.963cm" svg:x="1.2cm" svg:y="13.719cm">
          <draw:text-box>
            <text:p text:style-name="P2">Database servers</text:p>
          </draw:text-box>
        </draw:frame>
        <draw:frame draw:style-name="gr3" draw:text-style-name="P1" draw:layer="layout" svg:width="1.692cm" svg:height="1.692cm" svg:x="10.612cm" svg:y="15.219cm">
          <draw:image xlink:href="Pictures/1000020100000040000000408ED862FB.png" xlink:type="simple" xlink:show="embed" xlink:actuate="onLoad">
            <text:p text:style-name="P2"/>
          </draw:image>
        </draw:frame>
        <draw:frame draw:style-name="gr4" draw:layer="layout" svg:width="4.549cm" svg:height="0.963cm" svg:x="10.304cm" svg:y="16.948cm">
          <draw:text-box>
            <text:p text:style-name="P2">Business logic</text:p>
          </draw:text-box>
        </draw:frame>
        <draw:frame draw:style-name="gr4" draw:layer="layout" svg:width="5.853cm" svg:height="0.963cm" svg:x="9.7cm" svg:y="13.719cm">
          <draw:text-box>
            <text:p text:style-name="P2">Application servers</text:p>
          </draw:text-box>
        </draw:frame>
        <draw:frame draw:style-name="gr3" draw:text-style-name="P1" draw:layer="layout" svg:width="1.692cm" svg:height="1.692cm" svg:x="20.457cm" svg:y="12.919cm">
          <draw:image xlink:href="Pictures/10000201000000400000004012C3D263.png" xlink:type="simple" xlink:show="embed" xlink:actuate="onLoad">
            <text:p text:style-name="P2"/>
          </draw:image>
        </draw:frame>
        <draw:frame draw:style-name="gr4" draw:layer="layout" svg:width="3.741cm" svg:height="0.963cm" svg:x="20.2cm" svg:y="14.548cm">
          <draw:text-box>
            <text:p text:style-name="P2">Rich clients</text:p>
          </draw:text-box>
        </draw:frame>
        <draw:frame draw:style-name="gr3" draw:text-style-name="P1" draw:layer="layout" svg:width="1.692cm" svg:height="1.692cm" svg:x="20.408cm" svg:y="17.519cm">
          <draw:image xlink:href="Pictures/100002010000004000000040D24F4364.png" xlink:type="simple" xlink:show="embed" xlink:actuate="onLoad">
            <text:p text:style-name="P2"/>
          </draw:image>
        </draw:frame>
        <draw:frame draw:style-name="gr4" draw:layer="layout" svg:width="4.528cm" svg:height="0.963cm" svg:x="20.2cm" svg:y="19.219cm">
          <draw:text-box>
            <text:p text:style-name="P2">Web browsers</text:p>
          </draw:text-box>
        </draw:frame>
        <draw:frame draw:style-name="gr4" draw:layer="layout" svg:width="2.437cm" svg:height="0.963cm" svg:x="21.263cm" svg:y="16.019cm">
          <draw:text-box>
            <text:p text:style-name="P2">Clients</text:p>
          </draw:text-box>
        </draw:frame>
        <draw:connector draw:style-name="gr7" draw:text-style-name="P1" draw:layer="layout" draw:type="lines" svg:x1="6.184cm" svg:y1="16.469cm" svg:x2="10.053cm" svg:y2="16.469cm" draw:start-shape="id7" draw:start-glue-point="1" draw:end-shape="id8" draw:end-glue-point="3">
          <text:p text:style-name="P2"/>
        </draw:connector>
        <draw:connector draw:style-name="gr7" draw:text-style-name="P1" draw:layer="layout" draw:type="lines" draw:line-skew="0.596cm -0.45cm" svg:x1="15.053cm" svg:y1="16.469cm" svg:x2="19.7cm" svg:y2="14.169cm" draw:start-shape="id8" draw:start-glue-point="1" draw:end-shape="id9">
          <text:p text:style-name="P2"/>
        </draw:connector>
        <draw:connector draw:style-name="gr7" draw:text-style-name="P1" draw:layer="layout" draw:type="lines" draw:line-skew="0.596cm -0.45cm" svg:x1="15.053cm" svg:y1="16.469cm" svg:x2="19.7cm" svg:y2="18.769cm" draw:start-shape="id8" draw:start-glue-point="1" draw:end-shape="id10" draw:end-glue-point="3">
          <text:p text:style-name="P2"/>
        </draw:connector>
        <draw:measure draw:style-name="gr8" draw:text-style-name="P3" draw:layer="measurelines" svg:x1="1.7cm" svg:y1="12.2cm" svg:x2="8.2cm" svg:y2="12.2cm">
          <text:p text:style-name="P3"><text:span text:style-name="T1">Ressource layer</text:span></text:p>
        </draw:measure>
        <draw:measure draw:style-name="gr8" draw:text-style-name="P3" draw:layer="layout" svg:x1="8.2cm" svg:y1="12.2cm" svg:x2="17.2cm" svg:y2="12.2cm">
          <text:p text:style-name="P3"><text:span text:style-name="T1">Business layer</text:span></text:p>
        </draw:measure>
        <draw:measure draw:style-name="gr8" draw:text-style-name="P3" draw:layer="layout" svg:x1="17.2cm" svg:y1="12.2cm" svg:x2="25.2cm" svg:y2="12.2cm">
          <text:p text:style-name="P3"><text:span text:style-name="T1">Presentation layer</text:span></text:p>
        </draw:measure>
        <draw:frame draw:style-name="gr4" draw:text-style-name="P4" draw:layer="layout" svg:width="2.399cm" svg:height="1.136cm" svg:x="4.9cm" svg:y="8.617cm">
          <draw:text-box>
            <text:p text:style-name="P2"><text:span text:style-name="T2">1-tier</text:span></text:p>
          </draw:text-box>
        </draw:frame>
        <draw:frame draw:style-name="gr4" draw:text-style-name="P4" draw:layer="layout" svg:width="2.83cm" svg:height="1.136cm" svg:x="18.4cm" svg:y="8.6cm">
          <draw:text-box>
            <text:p text:style-name="P2"><text:span text:style-name="T2">2-tiers</text:span></text:p>
          </draw:text-box>
        </draw:frame>
        <draw:frame draw:style-name="gr4" draw:text-style-name="P4" draw:layer="layout" svg:width="2.83cm" svg:height="1.136cm" svg:x="12.597cm" svg:y="20.917cm">
          <draw:text-box>
            <text:p text:style-name="P2"><text:span text:style-name="T2">3-tier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radial" draw:cx="50%" draw:cy="50%" draw:start-color="#e6e6e6" draw:end-color="#ffffff" draw:start-intensity="100%" draw:end-intensity="100%" draw:border="0%"/>
    <draw:gradient draw:name="Light_20_gray" draw:display-name="Light gray" draw:style="linear" draw:start-color="#ffffff" draw:end-color="#e6e6e6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cm" fo:page-height="22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initial-creator>Julien Ponge</meta:initial-creator>
    <meta:creation-date>2008-02-04T09:03:50</meta:creation-date>
    <dc:creator>Julien Ponge</dc:creator>
    <dc:date>2008-02-04T11:42:35</dc:date>
    <meta:editing-cycles>17</meta:editing-cycles>
    <meta:editing-duration>PT54M11S</meta:editing-duration>
    <meta:user-defined meta:name="Info 1"/>
    <meta:user-defined meta:name="Info 2"/>
    <meta:user-defined meta:name="Info 3"/>
    <meta:user-defined meta:name="Info 4"/>
    <meta:document-statistic meta:object-count="52"/>
  </office:meta>
</office:document-meta>
</file>